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fe3" officeooo:paragraph-rsid="0016bfe3"/>
    </style:style>
    <style:style style:name="P2" style:family="paragraph" style:parent-style-name="Standard">
      <style:text-properties officeooo:rsid="001b4006" officeooo:paragraph-rsid="001b4006"/>
    </style:style>
    <style:style style:name="P3" style:family="paragraph" style:parent-style-name="Standard">
      <style:text-properties officeooo:rsid="001daec0" officeooo:paragraph-rsid="001daec0"/>
    </style:style>
    <style:style style:name="P4" style:family="paragraph">
      <loext:graphic-properties draw:fill-color="#2b9274"/>
    </style:style>
    <style:style style:name="P5" style:family="paragraph">
      <loext:graphic-properties draw:fill-color="#bc6923"/>
    </style:style>
    <style:style style:name="P6" style:family="paragraph">
      <style:paragraph-properties style:writing-mode="lr-tb"/>
    </style:style>
    <style:style style:name="T1" style:family="text">
      <style:text-properties officeooo:rsid="001d8b93"/>
    </style:style>
    <style:style style:name="gr1" style:family="graphic">
      <style:graphic-properties draw:fill-color="#2b9274" draw:textarea-horizontal-align="justify" draw:textarea-vertical-align="middle" draw:auto-grow-height="false" fo:min-height="4.948cm" fo:min-width="6.9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bc6923" draw:textarea-horizontal-align="justify" draw:textarea-vertical-align="middle" draw:auto-grow-height="false" fo:min-height="4.948cm" fo:min-width="6.9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544cm" fo:min-width="6.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4" svg:width="6.381cm" svg:height="4.545cm" svg:x="8.532cm" svg:y="-0.259cm"><text:p/><draw:enhanced-geometry svg:viewBox="0 0 21600 21600" draw:type="rectangle" draw:enhanced-path="M 0 0 L 21600 0 21600 21600 0 21600 0 0 Z N"/></draw:custom-shape><draw:custom-shape text:anchor-type="paragraph" draw:z-index="2" draw:name="Forma 5" draw:style-name="gr3" draw:text-style-name="P6" svg:width="1.763cm" svg:height="1.763cm" svg:x="15.991cm" svg:y="-1.422cm"><text:p/><draw:enhanced-geometry svg:viewBox="0 0 21600 21600" draw:type="rectangle" draw:enhanced-path="M 0 0 L 21600 0 21600 21600 0 21600 0 0 Z N"/></draw:custom-shape>#C26522</text:p>
      <text:p text:style-name="Standard"><draw:custom-shape text:anchor-type="paragraph" draw:z-index="1" draw:name="Forma 4" draw:style-name="gr3" draw:text-style-name="P6" svg:width="1.763cm" svg:height="1.763cm" svg:x="9.89cm" svg:y="0.115cm"><text:p/><draw:enhanced-geometry svg:viewBox="0 0 21600 21600" draw:type="rectangle" draw:enhanced-path="M 0 0 L 21600 0 21600 21600 0 21600 0 0 Z N"/></draw:custom-shape></text:p>
      <text:p text:style-name="P1">RGB (194,101,34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BC6923</text:p>
      <text:p text:style-name="P2"><draw:custom-shape text:anchor-type="paragraph" draw:z-index="3" draw:name="Forma 2" draw:style-name="gr2" draw:text-style-name="P5" svg:width="6.942cm" svg:height="4.948cm" svg:x="4.641cm" svg:y="0.469cm"><text:p/><draw:enhanced-geometry svg:viewBox="0 0 21600 21600" draw:type="rectangle" draw:enhanced-path="M 0 0 L 21600 0 21600 21600 0 21600 0 0 Z N"/></draw:custom-shape>RGB(<text:span text:style-name="T1">188</text:span>,<text:span text:style-name="T1">105,3</text:span>5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#2B9274</text:p>
      <text:p text:style-name="P3"><draw:custom-shape text:anchor-type="paragraph" draw:z-index="4" draw:name="Forma 3" draw:style-name="gr1" draw:text-style-name="P4" svg:width="6.942cm" svg:height="4.948cm" svg:x="4.641cm" svg:y="0.469cm"><text:p/><draw:enhanced-geometry svg:viewBox="0 0 21600 21600" draw:type="rectangle" draw:enhanced-path="M 0 0 L 21600 0 21600 21600 0 21600 0 0 Z N"/></draw:custom-shape>RGB(43,146,116 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1:07:46.474000000</meta:creation-date>
    <dc:date>2023-11-17T12:08:09.046000000</dc:date>
    <meta:editing-duration>PT59M23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6" meta:word-count="8" meta:character-count="68" meta:non-whitespace-character-count="66"/>
  </office:meta>
</office:document-meta>
</file>